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1.1</text:p>
          </table:table-cell>
          <table:table-cell office:value-type="string">
            <text:p>Cont1.2</text:p>
          </table:table-cell>
          <table:table-cell office:value-type="string">
            <text:p>Cont1.3</text:p>
          </table:table-cell>
          <table:table-cell office:value-type="string">
            <text:p>Cont1.4</text:p>
          </table:table-cell>
          <table:table-cell office:value-type="string">
            <text:p>Cont1.5</text:p>
          </table:table-cell>
        </table:table-row>
        <table:table-row>
          <table:table-cell office:value="2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3" office:value-type="float"/>
          <table:table-cell office:value-type="string">
            <text:p>Cont3.1</text:p>
          </table:table-cell>
          <table:table-cell office:value-type="string">
            <text:p>Cont3.2</text:p>
          </table:table-cell>
          <table:table-cell office:value-type="string">
            <text:p>Cont3.3</text:p>
          </table:table-cell>
          <table:table-cell office:value-type="string">
            <text:p>Cont3.4</text:p>
          </table:table-cell>
          <table:table-cell office:value-type="string">
            <text:p>Cont3.5</text:p>
          </table:table-cell>
        </table:table-row>
        <table:table-row>
          <table:table-cell office:value="4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5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6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7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1-27T04:49:08.470214</meta:creation-date>
    <dc:date>2023-01-27T04:49:08.479728</dc:date>
    <meta:generator>http://pypi.python.org/pypi/ezodf/0.1.0$Python3.8.10 (default, Nov 14 2022, 12:59:47) 
[GCC 9.4.0]</meta:generator>
    <meta:document-statistic/>
    <meta:editing-cycles>1</meta:editing-cycles>
  </office:meta>
</office:document-meta>
</file>